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adornments="Bold" style:font-family-generic="modern" style:font-pitch="fixed"/>
    <style:font-face style:name="21 Cent Condensed" svg:font-family="'21 Cent Condensed'" style:font-adornments="Italic" style:font-pitch="variable"/>
    <style:font-face style:name="Far.AridiNaskh Black" svg:font-family="'Far.AridiNaskh Black'" style:font-adornments="Bold" style:font-pitch="variable"/>
    <style:font-face style:name="Far.Dastan" svg:font-family="Far.Dastan" style:font-pitch="variable"/>
    <style:font-face style:name="Koodak" svg:font-family="Koodak" style:font-pitch="variable"/>
    <style:font-face style:name="Terafik" svg:font-family="Terafik" style:font-pitch="variable"/>
    <style:font-face style:name="Titr" svg:font-family="Titr" style:font-adornments="Bold" style:font-pitch="variable"/>
    <style:font-face style:name="Vazir" svg:font-family="Vazir" style:font-pitch="variable"/>
    <style:font-face style:name="Vazir1" svg:font-family="Vazir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4.2549in" table:align="margins" style:writing-mode="page"/>
    </style:style>
    <style:style style:name="Table1.A" style:family="table-column">
      <style:table-column-properties style:column-width="0.6076in" style:rel-column-width="9359*"/>
    </style:style>
    <style:style style:name="Table1.D" style:family="table-column">
      <style:table-column-properties style:column-width="0.6083in" style:rel-column-width="9369*"/>
    </style:style>
    <style:style style:name="Table1.G" style:family="table-column">
      <style:table-column-properties style:column-width="0.6083in" style:rel-column-width="9371*"/>
    </style:style>
    <style:style style:name="Table1.A1" style:family="table-cell">
      <style:table-cell-properties fo:background-color="#000000" fo:padding="0in" fo:border="none">
        <style:background-image/>
      </style:table-cell-properties>
    </style:style>
    <style:style style:name="Table1.A2" style:family="table-cell">
      <style:table-cell-properties fo:padding="0in" fo:border="none"/>
    </style:style>
    <style:style style:name="Table1.B2" style:family="table-cell">
      <style:table-cell-properties fo:padding="0in" fo:border="none"/>
    </style:style>
    <style:style style:name="Table1.C2" style:family="table-cell">
      <style:table-cell-properties fo:padding="0in" fo:border="none"/>
    </style:style>
    <style:style style:name="Table1.D2" style:family="table-cell">
      <style:table-cell-properties fo:padding="0in" fo:border="none"/>
    </style:style>
    <style:style style:name="Table1.E2" style:family="table-cell">
      <style:table-cell-properties fo:padding="0in" fo:border="none"/>
    </style:style>
    <style:style style:name="Table1.F2" style:family="table-cell">
      <style:table-cell-properties fo:padding="0in" fo:border="none"/>
    </style:style>
    <style:style style:name="Table1.G2" style:family="table-cell">
      <style:table-cell-properties fo:padding="0in" fo:border="none"/>
    </style:style>
    <style:style style:name="Table1.A3" style:family="table-cell">
      <style:table-cell-properties fo:padding="0in" fo:border="none"/>
    </style:style>
    <style:style style:name="Table1.B3" style:family="table-cell">
      <style:table-cell-properties fo:padding="0in" fo:border="none"/>
    </style:style>
    <style:style style:name="Table1.C3" style:family="table-cell">
      <style:table-cell-properties fo:padding="0in" fo:border="none"/>
    </style:style>
    <style:style style:name="Table1.D3" style:family="table-cell">
      <style:table-cell-properties fo:padding="0in" fo:border="none"/>
    </style:style>
    <style:style style:name="Table1.E3" style:family="table-cell">
      <style:table-cell-properties fo:padding="0in" fo:border="none"/>
    </style:style>
    <style:style style:name="Table1.F3" style:family="table-cell">
      <style:table-cell-properties fo:padding="0in" fo:border="none"/>
    </style:style>
    <style:style style:name="Table1.G3" style:family="table-cell">
      <style:table-cell-properties fo:padding="0in" fo:border="none"/>
    </style:style>
    <style:style style:name="Table2" style:family="table">
      <style:table-properties style:width="4.2549in" table:align="margins" style:writing-mode="page"/>
    </style:style>
    <style:style style:name="Table2.A" style:family="table-column">
      <style:table-column-properties style:column-width="0.8507in" style:rel-column-width="1310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1.9681in" table:align="center"/>
    </style:style>
    <style:style style:name="Table3.A" style:family="table-column">
      <style:table-column-properties style:column-width="1.0111in"/>
    </style:style>
    <style:style style:name="Table3.B" style:family="table-column">
      <style:table-column-properties style:column-width="0.9569in"/>
    </style:style>
    <style:style style:name="Table3.A1" style:family="table-cell">
      <style:table-cell-properties style:vertical-align="middle" fo:padding="0in" fo:border="none"/>
    </style:style>
    <style:style style:name="Table3.B1" style:family="table-cell">
      <style:table-cell-properties fo:padding="0in" fo:border="none"/>
    </style:style>
    <style:style style:name="Table3.B2" style:family="table-cell">
      <style:table-cell-properties fo:padding="0in" fo:border="none"/>
    </style:style>
    <style:style style:name="Table3.B3" style:family="table-cell">
      <style:table-cell-properties fo:padding="0in" fo:border="none"/>
    </style:style>
    <style:style style:name="Table3.B4" style:family="table-cell">
      <style:table-cell-properties fo:padding="0in" fo:border="none"/>
    </style:style>
    <style:style style:name="Table3.B5" style:family="table-cell">
      <style:table-cell-properties fo:padding="0in" fo:border="none"/>
    </style:style>
    <style:style style:name="Table3.B6" style:family="table-cell">
      <style:table-cell-properties fo:padding="0in" fo:border="none"/>
    </style:style>
    <style:style style:name="Table4" style:family="table">
      <style:table-properties style:width="4.2167in" table:align="left" style:writing-mode="page"/>
    </style:style>
    <style:style style:name="Table4.A" style:family="table-column">
      <style:table-column-properties style:column-width="1.4292in"/>
    </style:style>
    <style:style style:name="Table4.C" style:family="table-column">
      <style:table-column-properties style:column-width="1.3583in"/>
    </style:style>
    <style:style style:name="Table4.A1" style:family="table-cell">
      <style:table-cell-properties fo:background-color="#000000" fo:padding="0in" fo:border="none">
        <style:background-image/>
      </style:table-cell-properties>
    </style:style>
    <style:style style:name="Table4.2" style:family="table-row">
      <style:table-row-properties style:min-row-height="0.284in"/>
    </style:style>
    <style:style style:name="Table4.A2" style:family="table-cell">
      <style:table-cell-properties fo:padding="0in" fo:border="none"/>
    </style:style>
    <style:style style:name="Table4.B2" style:family="table-cell">
      <style:table-cell-properties fo:padding="0in" fo:border="none"/>
    </style:style>
    <style:style style:name="Table4.C2" style:family="table-cell">
      <style:table-cell-properties fo:padding="0in" fo:border="none"/>
    </style:style>
    <style:style style:name="Table5" style:family="table">
      <style:table-properties style:width="4.2549in" table:align="margins"/>
    </style:style>
    <style:style style:name="Table5.A" style:family="table-column">
      <style:table-column-properties style:column-width="0.709in" style:rel-column-width="1021*"/>
    </style:style>
    <style:style style:name="Table5.F" style:family="table-column">
      <style:table-column-properties style:column-width="0.7097in" style:rel-column-width="1022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3.7701in" table:align="center" style:shadow="none" style:writing-mode="page"/>
    </style:style>
    <style:style style:name="Table6.A" style:family="table-column">
      <style:table-column-properties style:column-width="0.8944in"/>
    </style:style>
    <style:style style:name="Table6.B" style:family="table-column">
      <style:table-column-properties style:column-width="0.7188in"/>
    </style:style>
    <style:style style:name="Table6.E" style:family="table-column">
      <style:table-column-properties style:column-width="0.7194in"/>
    </style:style>
    <style:style style:name="Table6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379360" style:font-size-asian="10.5pt"/>
    </style:style>
    <style:style style:name="P2" style:family="paragraph" style:parent-style-name="Standard">
      <style:text-properties officeooo:rsid="00541f85" officeooo:paragraph-rsid="00541f85"/>
    </style:style>
    <style:style style:name="P3" style:family="paragraph" style:parent-style-name="Standard">
      <style:paragraph-properties fo:text-align="end" style:justify-single-word="false" fo:break-before="page" style:writing-mode="rl-tb"/>
      <style:text-properties style:font-name="Koodak" fo:font-size="22pt" fo:font-weight="normal" officeooo:rsid="00154fdb" officeooo:paragraph-rsid="00154fdb" style:font-size-asian="22pt" style:font-weight-asian="normal" style:font-name-complex="Terafik" style:font-size-complex="2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2b50eb" officeooo:paragraph-rsid="002b50eb"/>
    </style:style>
    <style:style style:name="P5" style:family="paragraph" style:parent-style-name="Text_20_body">
      <style:paragraph-properties fo:margin-top="1.0402in" fo:margin-bottom="0.1in" loext:contextual-spacing="false"/>
      <style:text-properties officeooo:paragraph-rsid="00284508"/>
    </style:style>
    <style:style style:name="P6" style:family="paragraph" style:parent-style-name="Text_20_body">
      <style:paragraph-properties fo:margin-top="0in" fo:margin-bottom="0.1in" loext:contextual-spacing="false"/>
      <style:text-properties officeooo:paragraph-rsid="0026ead7"/>
    </style:style>
    <style:style style:name="P7" style:family="paragraph" style:parent-style-name="Text_20_body">
      <style:paragraph-properties fo:margin-top="0in" fo:margin-bottom="0.1in" loext:contextual-spacing="false"/>
      <style:text-properties officeooo:paragraph-rsid="002749bd"/>
    </style:style>
    <style:style style:name="P8" style:family="paragraph" style:parent-style-name="Text_20_body">
      <style:paragraph-properties fo:margin-top="0in" fo:margin-bottom="0.1in" loext:contextual-spacing="false"/>
      <style:text-properties officeooo:paragraph-rsid="002a29d3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2a29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e4c3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2e4c3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379360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541f85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2f8a8d" officeooo:paragraph-rsid="002f8a8d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f8a8d" officeooo:paragraph-rsid="00541f85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79360" officeooo:paragraph-rsid="00379360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79360" officeooo:paragraph-rsid="00384f9d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officeooo:rsid="002f8a8d" officeooo:paragraph-rsid="002f8a8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9pt" officeooo:rsid="002f8a8d" officeooo:paragraph-rsid="002f8a8d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9pt" officeooo:rsid="00352a87" officeooo:paragraph-rsid="00352a87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officeooo:rsid="003a93da" officeooo:paragraph-rsid="003a93da"/>
    </style:style>
    <style:style style:name="P23" style:family="paragraph" style:parent-style-name="Table_20_Contents">
      <style:paragraph-properties fo:text-align="center" style:justify-single-word="false"/>
      <style:text-properties officeooo:rsid="00393f3e" officeooo:paragraph-rsid="00393f3e"/>
    </style:style>
    <style:style style:name="P24" style:family="paragraph" style:parent-style-name="Table_20_Contents">
      <style:paragraph-properties fo:text-align="center" style:justify-single-word="false"/>
      <style:text-properties officeooo:rsid="00393f3e" officeooo:paragraph-rsid="003eb32b"/>
    </style:style>
    <style:style style:name="P25" style:family="paragraph" style:parent-style-name="Table_20_Contents">
      <style:paragraph-properties fo:text-align="start" style:justify-single-word="false"/>
      <style:text-properties officeooo:rsid="003aad31" officeooo:paragraph-rsid="003d8a5b"/>
    </style:style>
    <style:style style:name="P26" style:family="paragraph" style:parent-style-name="Table_20_Contents">
      <style:paragraph-properties fo:text-align="start" style:justify-single-word="false"/>
      <style:text-properties officeooo:rsid="003d8a5b" officeooo:paragraph-rsid="003d8a5b"/>
    </style:style>
    <style:style style:name="P27" style:family="paragraph" style:parent-style-name="Table_20_Contents">
      <loext:graphic-properties draw:fill="none" draw:fill-image-width="0in" draw:fill-image-height="0in"/>
      <style:paragraph-properties fo:margin-left="0.0618in" fo:margin-right="0in" fo:text-align="end" style:justify-single-word="false" fo:text-indent="0in" style:auto-text-indent="false" fo:background-color="transparent" style:shadow="none" text:number-lines="false" text:line-number="0" style:writing-mode="rl-tb">
        <style:tab-stops/>
      </style:paragraph-properties>
      <style:text-properties officeooo:rsid="003a93da" officeooo:paragraph-rsid="003a93da"/>
    </style:style>
    <style:style style:name="P28" style:family="paragraph" style:parent-style-name="TextBodyDense">
      <style:paragraph-properties fo:text-align="center" style:justify-single-word="false"/>
    </style:style>
    <style:style style:name="P29" style:family="paragraph" style:parent-style-name="TextBodyDense">
      <style:paragraph-properties fo:text-align="center" style:justify-single-word="false"/>
      <style:text-properties officeooo:paragraph-rsid="003353b1"/>
    </style:style>
    <style:style style:name="P30" style:family="paragraph" style:parent-style-name="TextBodyDense">
      <style:paragraph-properties fo:text-align="center" style:justify-single-word="false"/>
      <style:text-properties officeooo:rsid="002b50eb" officeooo:paragraph-rsid="0036066b"/>
    </style:style>
    <style:style style:name="P31" style:family="paragraph" style:parent-style-name="TextBodyDense">
      <style:text-properties officeooo:paragraph-rsid="004e57d6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3">
      <style:paragraph-properties fo:margin-top="0.1in" fo:margin-bottom="0in" loext:contextual-spacing="false" fo:text-align="center" style:justify-single-word="false"/>
      <style:text-properties officeooo:paragraph-rsid="0022e4ba"/>
    </style:style>
    <style:style style:name="P34" style:family="paragraph" style:parent-style-name="Heading_20_8">
      <style:paragraph-properties fo:margin-top="0in" fo:margin-bottom="0.0402in" loext:contextual-spacing="false" fo:text-align="center" style:justify-single-word="false"/>
    </style:style>
    <style:style style:name="P35" style:family="paragraph" style:parent-style-name="Title" style:master-page-name="First_20_Page">
      <style:paragraph-properties style:page-number="auto"/>
    </style:style>
    <style:style style:name="P36" style:family="paragraph" style:parent-style-name="Header">
      <style:paragraph-properties fo:text-align="center" style:justify-single-word="false"/>
      <style:text-properties style:font-name="Far.Dastan" fo:font-weight="normal" officeooo:rsid="001cc2a2" officeooo:paragraph-rsid="001cc2a2" style:font-weight-asian="normal" style:language-complex="fa" style:country-complex="IR" style:font-weight-complex="normal"/>
    </style:style>
    <style:style style:name="P37" style:family="paragraph" style:parent-style-name="TextBodyDense">
      <style:paragraph-properties fo:text-align="center" style:justify-single-word="false"/>
      <style:text-properties officeooo:rsid="0036066b" officeooo:paragraph-rsid="0036066b"/>
    </style:style>
    <style:style style:name="P38" style:family="paragraph" style:parent-style-name="TextBodyDense">
      <style:paragraph-properties fo:text-align="center" style:justify-single-word="false"/>
      <style:text-properties officeooo:rsid="00642e88" officeooo:paragraph-rsid="00642e88"/>
    </style:style>
    <style:style style:name="P39" style:family="paragraph" style:parent-style-name="TextBodyDense">
      <style:paragraph-properties fo:text-align="center" style:justify-single-word="false"/>
    </style:style>
    <style:style style:name="P40" style:family="paragraph" style:parent-style-name="TextBodyDense">
      <style:text-properties officeooo:paragraph-rsid="004e57d6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572e8b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5e53b6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2e4c3d" officeooo:paragraph-rsid="006339e1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0379360" officeooo:paragraph-rsid="005e53b6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officeooo:paragraph-rsid="005e53b6" style:font-size-asian="10.5pt"/>
    </style:style>
    <style:style style:name="P46" style:family="paragraph" style:parent-style-name="Table_20_Contents">
      <style:paragraph-properties fo:text-align="start" style:justify-single-word="false"/>
      <style:text-properties officeooo:rsid="003d8a5b" officeooo:paragraph-rsid="003d8a5b"/>
    </style:style>
    <style:style style:name="P47" style:family="paragraph" style:parent-style-name="Table_20_Contents">
      <style:paragraph-properties fo:text-align="center" style:justify-single-word="false"/>
      <style:text-properties officeooo:rsid="005e2f8b" officeooo:paragraph-rsid="005e2f8b"/>
    </style:style>
    <style:style style:name="P48" style:family="paragraph" style:parent-style-name="Table_20_Contents">
      <style:paragraph-properties fo:text-align="center" style:justify-single-word="false" style:writing-mode="rl-tb"/>
      <style:text-properties officeooo:rsid="005e2f8b" officeooo:paragraph-rsid="005e2f8b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font-name="Times New Roman" officeooo:rsid="00379360" officeooo:paragraph-rsid="00379360" style:font-size-asian="10.5pt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font-name="Times New Roman" officeooo:rsid="00379360" officeooo:paragraph-rsid="005e53b6" style:font-size-asian="10.5pt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font-name="Times New Roman" style:font-size-asian="10.5pt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font-name="Times New Roman" officeooo:paragraph-rsid="005e53b6" style:font-size-asian="10.5pt"/>
    </style:style>
    <style:style style:name="P53" style:family="paragraph" style:parent-style-name="Standard">
      <style:paragraph-properties fo:text-align="center" style:justify-single-word="false"/>
      <style:text-properties style:font-name="Times New Roman" officeooo:paragraph-rsid="005e53b6" style:font-size-asian="10.5pt"/>
    </style:style>
    <style:style style:name="P54" style:family="paragraph">
      <loext:graphic-properties draw:fill-color="#000000"/>
      <style:paragraph-properties fo:text-align="center"/>
      <style:text-properties fo:font-size="12pt"/>
    </style:style>
    <style:style style:name="P55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officeooo:rsid="0022e4ba"/>
    </style:style>
    <style:style style:name="T2" style:family="text">
      <style:text-properties fo:font-style="italic" officeooo:rsid="0022e4ba" style:font-style-asian="italic" style:font-style-complex="italic"/>
    </style:style>
    <style:style style:name="T3" style:family="text">
      <style:text-properties fo:font-style="italic" officeooo:rsid="00284508" style:font-style-asian="italic" style:font-style-complex="italic"/>
    </style:style>
    <style:style style:name="T4" style:family="text">
      <style:text-properties fo:font-style="normal" officeooo:rsid="00541f85" style:font-style-asian="normal" style:font-style-complex="normal"/>
    </style:style>
    <style:style style:name="T5" style:family="text">
      <style:text-properties fo:font-size="9pt" officeooo:rsid="00247f60" style:font-size-asian="9pt" style:font-size-complex="9pt"/>
    </style:style>
    <style:style style:name="T6" style:family="text">
      <style:text-properties fo:font-size="9pt" officeooo:rsid="0025800d" style:font-size-asian="9pt" style:font-size-complex="9pt"/>
    </style:style>
    <style:style style:name="T7" style:family="text">
      <style:text-properties fo:font-size="9pt" officeooo:rsid="002749bd" style:font-size-asian="9pt" style:font-size-complex="9pt"/>
    </style:style>
    <style:style style:name="T8" style:family="text">
      <style:text-properties officeooo:rsid="002e4c3d"/>
    </style:style>
    <style:style style:name="T9" style:family="text">
      <style:text-properties officeooo:rsid="003353b1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36066b"/>
    </style:style>
    <style:style style:name="T12" style:family="text">
      <style:text-properties officeooo:rsid="00379360"/>
    </style:style>
    <style:style style:name="T13" style:family="text">
      <style:text-properties officeooo:rsid="00384f9d"/>
    </style:style>
    <style:style style:name="T14" style:family="text">
      <style:text-properties officeooo:rsid="003d8a5b"/>
    </style:style>
    <style:style style:name="T15" style:family="text">
      <style:text-properties officeooo:rsid="004434d1"/>
    </style:style>
    <style:style style:name="T16" style:family="text">
      <style:text-properties officeooo:rsid="00513357"/>
    </style:style>
    <style:style style:name="T17" style:family="text">
      <style:text-properties officeooo:rsid="00541f85"/>
    </style:style>
    <style:style style:name="T18" style:family="text">
      <style:text-properties officeooo:rsid="005b3034"/>
    </style:style>
    <style:style style:name="T19" style:family="text">
      <style:text-properties officeooo:rsid="005b5983"/>
    </style:style>
    <style:style style:name="T20" style:family="text">
      <style:text-properties officeooo:rsid="005e53b6"/>
    </style:style>
    <style:style style:name="T21" style:family="text">
      <style:text-properties officeooo:rsid="005f9e38"/>
    </style:style>
    <style:style style:name="T22" style:family="text">
      <style:text-properties officeooo:rsid="0060cf2f"/>
    </style:style>
    <style:style style:name="T23" style:family="text">
      <style:text-properties officeooo:rsid="00615bd9"/>
    </style:style>
    <style:style style:name="T24" style:family="text">
      <style:text-properties officeooo:rsid="00642e88"/>
    </style:style>
    <style:style style:name="Sect1" style:family="section">
      <style:section-properties text:dont-balance-text-columns="false" style:editable="false">
        <style:columns fo:column-count="2" fo:column-gap="0.05in">
          <style:column-sep style:width="0.0035in" style:color="#000000" style:height="100%" style:style="solid"/>
          <style:column style:rel-width="32767*" fo:start-indent="0in" fo:end-indent="0.0252in"/>
          <style:column style:rel-width="32768*" fo:start-indent="0.025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035in" style:color="#000000" style:height="100%" style:style="solid"/>
          <style:column style:rel-width="3894*" fo:start-indent="0in" fo:end-indent="0.0252in"/>
          <style:column style:rel-width="2233*" fo:start-indent="0.0252in" fo:end-indent="0in"/>
        </style:columns>
      </style:section-properties>
    </style:style>
    <style:style style:name="gr1" style:family="graphic">
      <style:graphic-properties draw:stroke="solid" svg:stroke-width="0.0598in" svg:stroke-color="#000000" draw:marker-start-width="0.228in" draw:marker-end="Arrowheads_20_1" draw:marker-end-width="0.228in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="" draw:marker-start-width="0.1689in" draw:marker-end="" draw:marker-end-width="0.1689in" draw:fill="none" draw:fill-color="#000000" draw:textarea-vertical-align="middle" draw:auto-grow-height="false" fo:min-height="3.5634in" fo:min-width="0.1in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Farsi">فارسی<text:line-break/>برای<text:line-break/>بلاروسی</text:span></text:p>
      <text:h text:style-name="P33" text:outline-level="3"><text:span text:style-name="Farsi">Персідская мова для беларусаў</text:span></text:h>
      <text:h text:style-name="P34" text:outline-level="8"><text:span text:style-name="Farsi"><text:span text:style-name="T1">(</text:span></text:span><text:span text:style-name="Farsi">і рускамоўных</text:span><text:span text:style-name="Farsi"><text:span text:style-name="T1">)</text:span></text:span></text:h>
      <text:p text:style-name="P5"><text:span text:style-name="Farsi"><text:span text:style-name="T1">Гэты падручнік з’яўляецца беларускамоўнай версіяй курса персідскае мовы філалагічнага дэпартамента FIAS*. Каб зрабіць яго дасягальным для рускамоўнай аўдыторыі, мы дадалі граматычныя звесткі і лексіку </text:span></text:span><text:span text:style-name="Farsi"><text:span text:style-name="T2">і</text:span></text:span><text:span text:style-name="Farsi"><text:span text:style-name="T3"> па-руску.</text:span></text:span></text:p>
      <text:p text:style-name="P9"><text:span text:style-name="Farsi"><text:span text:style-name="T5">Зыходны курс: فارسی برای فرانسوی M.Hardy et M.Dubrovnik, FIAS*, 2017</text:span></text:span></text:p>
      <text:p text:style-name="P8"><text:span text:style-name="Farsi"><text:span text:style-name="T5">Беларускі (рускі) курс: فارسی برای بلاروسی М.Дуброўнік, FIAS*, 2018</text:span></text:span></text:p>
      <text:p text:style-name="P6"><text:span text:style-name="Farsi"><text:span text:style-name="T6">*Département des sciences du langage,</text:span></text:span></text:p>
      <text:p text:style-name="P7"><text:span text:style-name="Farsi"><text:span text:style-name="T7">Federative Institute for Advanced Study,</text:span></text:span></text:p>
      <text:p text:style-name="P7"><text:span text:style-name="Farsi"><text:span text:style-name="T7">16—20 rue des Cinq-Diamants, 75230 Paris</text:span></text:span></text:p>
      <text:p text:style-name="P3"/>
      <text:h text:style-name="P32" text:outline-level="1"/>
      <text:p text:style-name="P28">Персідская мова чытаецца і пішацца справа налева.</text:p>
      <text:p text:style-name="P29"><text:span text:style-name="Russian"><text:span text:style-name="T9">Персидский язык читается и пишется справа налево.</text:span></text:span></text:p>
      <text:p text:style-name="P4"><draw:line text:anchor-type="as-char" svg:y="0.0516in" draw:z-index="0" draw:name="Shape1" draw:style-name="gr1" draw:text-style-name="P54" svg:x2="-3.7563in" svg:y2="0in"><text:p/></draw:line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G"/>
        <table:table-row>
          <table:table-cell table:style-name="Table1.A1" office:value-type="string">
            <text:p text:style-name="P11"><text:span text:style-name="FarsiText"><text:span text:style-name="T8">ذ</text:span></text:span></text:p>
          </table:table-cell>
          <table:table-cell table:style-name="Table1.A1" office:value-type="string">
            <text:p text:style-name="P12"><text:span text:style-name="FarsiText">د</text:span></text:p>
          </table:table-cell>
          <table:table-cell table:style-name="Table1.A1" office:value-type="string">
            <text:p text:style-name="P12"><text:span text:style-name="FarsiText">ژ</text:span></text:p>
          </table:table-cell>
          <table:table-cell table:style-name="Table1.A1" office:value-type="string">
            <text:p text:style-name="P12"><text:span text:style-name="FarsiText">ز</text:span></text:p>
          </table:table-cell>
          <table:table-cell table:style-name="Table1.A1" office:value-type="string">
            <text:p text:style-name="P12"><text:span text:style-name="FarsiText">ر</text:span></text:p>
          </table:table-cell>
          <table:table-cell table:style-name="Table1.A1" office:value-type="string">
            <text:p text:style-name="P12"><text:span text:style-name="FarsiText">آ</text:span></text:p>
          </table:table-cell>
          <table:table-cell table:style-name="Table1.A1" office:value-type="string">
            <text:p text:style-name="P12"><text:span text:style-name="FarsiText">ا</text:span></text:p>
          </table:table-cell>
        </table:table-row>
        <table:table-row>
          <table:table-cell table:style-name="Table1.A2" office:value-type="string">
            <text:p text:style-name="P15"><text:span text:style-name="big">з</text:span></text:p>
          </table:table-cell>
          <table:table-cell table:style-name="Table1.B2" office:value-type="string">
            <text:p text:style-name="P15"><text:span text:style-name="big">д</text:span></text:p>
          </table:table-cell>
          <table:table-cell table:style-name="Table1.C2" office:value-type="string">
            <text:p text:style-name="P15"><text:span text:style-name="big">ж</text:span></text:p>
          </table:table-cell>
          <table:table-cell table:style-name="Table1.D2" office:value-type="string">
            <text:p text:style-name="P15"><text:span text:style-name="big">з</text:span></text:p>
          </table:table-cell>
          <table:table-cell table:style-name="Table1.E2" office:value-type="string">
            <text:p text:style-name="P15"><text:span text:style-name="big">р</text:span></text:p>
          </table:table-cell>
          <table:table-cell table:style-name="Table1.F2" office:value-type="string">
            <text:p text:style-name="P12"><text:span text:style-name="big">ā</text:span></text:p>
          </table:table-cell>
          <table:table-cell table:style-name="Table1.G2" office:value-type="string">
            <text:p text:style-name="P12"><text:span text:style-name="big">ā</text:span></text:p>
          </table:table-cell>
        </table:table-row>
        <table:table-row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  <table:table-cell table:style-name="Table1.E3" office:value-type="string">
            <text:p text:style-name="P19"/>
          </table:table-cell>
          <table:table-cell table:style-name="Table1.F3" office:value-type="string">
            <text:p text:style-name="P20">у пачатку</text:p>
            <text:p text:style-name="P21"><text:span text:style-name="Russian"><text:span text:style-name="T10">в начале</text:span></text:span></text:p>
          </table:table-cell>
          <table:table-cell table:style-name="Table1.G3" office:value-type="string">
            <text:p text:style-name="P20">у сярэдзіне</text:p>
            <text:p text:style-name="P21"><text:span text:style-name="Russian"><text:span text:style-name="T10">в середине</text:span></text:span></text:p>
          </table:table-cell>
        </table:table-row>
      </table:table>
      <text:p text:style-name="P37">Націск падае на апошні склад.</text:p>
      <text:p text:style-name="P30"><text:span text:style-name="Russian"><text:span text:style-name="T11">Ударение падает на последний слог.</text:span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9"><text:span text:style-name="FarsiText">داد</text:span></text:p>
          </table:table-cell>
          <table:table-cell table:style-name="Table2.A1" office:value-type="string">
            <text:p text:style-name="P51"><text:span text:style-name="FarsiText"/></text:p>
          </table:table-cell>
          <table:table-cell table:style-name="Table2.A1" office:value-type="string">
            <text:p text:style-name="P49"><text:span text:style-name="FarsiText">آرد</text:span></text:p>
          </table:table-cell>
          <table:table-cell table:style-name="Table2.A1" office:value-type="string">
            <text:p text:style-name="P51"><text:span text:style-name="FarsiText"/></text:p>
          </table:table-cell>
          <table:table-cell table:style-name="Table2.A1" office:value-type="string">
            <text:p text:style-name="P49"><text:span text:style-name="FarsiText">دارا</text:span></text:p>
          </table:table-cell>
        </table:table-row>
        <table:table-row>
          <table:table-cell table:style-name="Table2.A1" office:value-type="string">
            <text:p text:style-name="P13"><text:span text:style-name="big"><text:span text:style-name="T12">д</text:span></text:span><text:span text:style-name="big">ā</text:span><text:span text:style-name="big"><text:span text:style-name="T12">д</text:span>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3"><text:span text:style-name="big">ā</text:span><text:span text:style-name="big"><text:span text:style-name="T12">рд</text:span>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7"><text:span text:style-name="big">д</text:span><text:span text:style-name="big"><text:span text:style-name="T8">ā</text:span></text:span><text:span text:style-name="big">р</text:span><text:span text:style-name="big"><text:span text:style-name="T8">ā</text:span></text:span></text:p>
          </table:table-cell>
        </table:table-row>
        <table:table-row>
          <table:table-cell table:style-name="Table2.A1" office:value-type="string">
            <text:p text:style-name="P17">(ён) даў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мук<text:span text:style-name="T15">а́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Дарый</text:p>
          </table:table-cell>
        </table:table-row>
        <table:table-row>
          <table:table-cell table:style-name="Table2.A1" office:value-type="string">
            <text:p text:style-name="P17"><text:span text:style-name="Russian">(он) дал</text:span></text:p>
          </table:table-cell>
          <table:table-cell table:style-name="Table2.A1" office:value-type="string">
            <text:p text:style-name="P1"><text:span text:style-name="Russian"><draw:line text:anchor-type="as-char" svg:y="0.0516in" draw:z-index="1" draw:name="Shape1" draw:style-name="gr1" draw:text-style-name="P54" svg:x2="-0.6862in" svg:y2="0in"><text:p/></draw:line></text:span></text:p>
          </table:table-cell>
          <table:table-cell table:style-name="Table2.A1" office:value-type="string">
            <text:p text:style-name="P17"><text:span text:style-name="Russian">мук</text:span><text:span text:style-name="Russian"><text:span text:style-name="T15">а</text:span></text:span></text:p>
          </table:table-cell>
          <table:table-cell table:style-name="Table2.A1" office:value-type="string">
            <text:p text:style-name="P1"><text:span text:style-name="Russian"><draw:line text:anchor-type="as-char" svg:y="0.0516in" draw:z-index="2" draw:name="Shape1" draw:style-name="gr1" draw:text-style-name="P54" svg:x2="-0.6862in" svg:y2="0in"><text:p/></draw:line></text:span></text:p>
          </table:table-cell>
          <table:table-cell table:style-name="Table2.A1" office:value-type="string">
            <text:p text:style-name="P17"><text:span text:style-name="Russian">Дарий</text:span></text:p>
          </table:table-cell>
        </table:table-row>
        <table:table-row>
          <table:table-cell table:style-name="Table2.A1" table:number-columns-spanned="5" office:value-type="string">
            <text:p text:style-name="P10"><draw:custom-shape text:anchor-type="as-char" draw:z-index="3" draw:name="Shape2" draw:style-name="gr2" draw:text-style-name="P55" svg:width="0.1197in" svg:height="3.5831in" draw:transform="rotate (-1.5707963267949) translate (3.58263888888889in -0.0597222222222222in)"><text:p/><draw:enhanced-geometry svg:viewBox="0 0 21600 21600" draw:mirror-vertical="true" draw:glue-points="21600 0 0 10800 21600 21600" draw:text-areas="13800 ?f9 21600 ?f10" draw:type="left-brace" draw:modifiers="963.799928031666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span text:style-name="T13">Дарый даў </text:span>муку́.</text:p>
      <text:p text:style-name="P23"><text:span text:style-name="Russian">Дарий дал муку.</text:span></text:p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2">таямніца<text:line-break/><text:span text:style-name="Russian"><text:span text:style-name="T14">тайна</text:span></text:span></text:p>
            </table:table-cell>
            <table:table-cell table:style-name="Table3.B1" office:value-type="string">
              <text:p text:style-name="P27"><text:span text:style-name="FarsiText">راز</text:span></text:p>
            </table:table-cell>
          </table:table-row>
          <table:table-row>
            <table:table-cell table:style-name="Table3.A1" office:value-type="string">
              <text:p text:style-name="P25"><text:span text:style-name="T19">1. </text:span>шыбеніца <text:span text:style-name="Russian"><text:span text:style-name="T14">виселица<text:line-break/></text:span></text:span><text:span text:style-name="T14">2.</text:span><text:span text:style-name="Russian"><text:span text:style-name="T14"> </text:span></text:span><text:span text:style-name="T14">-нік -</text:span><text:span text:style-name="Russian"><text:span text:style-name="T18">ник</text:span></text:span></text:p>
            </table:table-cell>
            <table:table-cell table:style-name="Table3.B2" office:value-type="string">
              <text:p text:style-name="P27"><text:span text:style-name="FarsiText">دار</text:span></text:p>
            </table:table-cell>
          </table:table-row>
          <table:table-row>
            <table:table-cell table:style-name="Table3.A1" office:value-type="string">
              <text:p text:style-name="P26">давераны<text:line-break/><text:span text:style-name="Russian">поверенный</text:span></text:p>
            </table:table-cell>
            <table:table-cell table:style-name="Table3.B3" office:value-type="string">
              <text:p text:style-name="P27"><text:span text:style-name="FarsiText">رازدار</text:span></text:p>
            </table:table-cell>
          </table:table-row>
          <table:table-row>
            <table:table-cell table:style-name="Table3.A1" office:value-type="string">
              <text:p text:style-name="P26">свабодны<text:line-break/><text:span text:style-name="Russian">свободный</text:span></text:p>
            </table:table-cell>
            <table:table-cell table:style-name="Table3.B4" office:value-type="string">
              <text:p text:style-name="P27"><text:span text:style-name="FarsiText">آزاد</text:span></text:p>
            </table:table-cell>
          </table:table-row>
          <table:table-row>
            <table:table-cell table:style-name="Table3.A1" office:value-type="string">
              <text:p text:style-name="P26">пакута<text:line-break/><text:span text:style-name="Russian">мучение</text:span></text:p>
            </table:table-cell>
            <table:table-cell table:style-name="Table3.B5" office:value-type="string">
              <text:p text:style-name="P27"><text:span text:style-name="FarsiText">آزار</text:span></text:p>
            </table:table-cell>
          </table:table-row>
          <table:table-row>
            <table:table-cell table:style-name="Table3.A1" office:value-type="string">
              <text:p text:style-name="P26">сквапнасць<text:line-break/><text:span text:style-name="Russian">жадность</text:span></text:p>
            </table:table-cell>
            <table:table-cell table:style-name="Table3.B6" office:value-type="string">
              <text:p text:style-name="P27"><text:span text:style-name="FarsiText">آز</text:span></text:p>
            </table:table-cell>
          </table:table-row>
        </table:table>
        <text:p text:style-name="P24"><text:span text:style-name="Russian"/></text:p>
      </text:section>
      <text:p text:style-name="P24"><text:span text:style-name="Russian"/></text:p>
      <text:h text:style-name="P32" text:outline-level="1"><text:span text:style-name="Russian"/></text:h>
      <text:section text:style-name="Sect2" text:name="Section2">
        <text:p text:style-name="P31">Кароткія галосныя пазнача­юць спецы­яльнымі значкамі над ці пад папярэд­нім зыч­ным. Калі такая пазнака стаіць над ці пад а́лефам <text:span text:style-name="Russian">ا</text:span>, то вымаўляецца толькі га­лосны <text:s/>гук, а сам а́леф <text:span text:style-name="Russian">ا </text:span>— не.</text:p>
        <text:p text:style-name="P31"><text:span text:style-name="Russian">Краткие гласные обозначают­ся специальны­ми знаками под или над предыдущим соглас­ным. Если такой знак стоит под или над áле­фом ا, то произ</text:span><text:span text:style-name="Russian"><text:span text:style-name="T16">­</text:span></text:span><text:span text:style-name="Russian">но</text:span><text:span text:style-name="Russian"><text:span text:style-name="T16">­</text:span></text:span><text:span text:style-name="Russian">сит</text:span><text:span text:style-name="Russian"><text:span text:style-name="T16">­</text:span></text:span><text:span text:style-name="Russian">ся только гласный звук, сам же áлеф ا — нет.</text:span></text:p>
      </text:section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41"><text:span text:style-name="FarsiText1"><text:span text:style-name="T17">ــــــــــــُــــــــــ</text:span></text:span></text:p>
          </table:table-cell>
          <table:table-cell table:style-name="Table4.A1" office:value-type="string">
            <text:p text:style-name="P43"><text:span text:style-name="FarsiText1"><text:span text:style-name="T17">ـــــــ</text:span></text:span><text:span text:style-name="FarsiText1"><text:span text:style-name="T4">ـ</text:span></text:span><text:span text:style-name="FarsiText1"><text:span text:style-name="T17">ــ</text:span></text:span><text:span text:style-name="FarsiText1"><text:span text:style-name="T4">ــِـــ</text:span></text:span><text:span text:style-name="FarsiText1"><text:span text:style-name="T17">ـــــــ</text:span></text:span></text:p>
          </table:table-cell>
          <table:table-cell table:style-name="Table4.A1" office:value-type="string">
            <text:p text:style-name="P41"><text:span text:style-name="FarsiText1"><text:span text:style-name="T17">ـــــــــــــَــــــــ</text:span></text:span></text:p>
          </table:table-cell>
        </table:table-row>
        <table:table-row table:style-name="Table4.2">
          <table:table-cell table:style-name="Table4.A2" office:value-type="string">
            <text:p text:style-name="P16"><text:span text:style-name="big2"><text:span text:style-name="T17">о</text:span></text:span></text:p>
          </table:table-cell>
          <table:table-cell table:style-name="Table4.B2" office:value-type="string">
            <text:p text:style-name="P14"><text:span text:style-name="big2"><text:span text:style-name="T17">э</text:span></text:span></text:p>
          </table:table-cell>
          <table:table-cell table:style-name="Table4.C2" office:value-type="string">
            <text:p text:style-name="P14"><text:span text:style-name="big2"><text:span text:style-name="T17">а</text:span></text:span></text:p>
          </table:table-cell>
        </table:table-row>
      </table:table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48"><text:span text:style-name="FarsiText1">دُ</text:span></text:p>
          </table:table-cell>
          <table:table-cell table:style-name="Table5.A1" office:value-type="string">
            <text:p text:style-name="P48"><text:span text:style-name="FarsiText1">دِ</text:span></text:p>
          </table:table-cell>
          <table:table-cell table:style-name="Table5.A1" office:value-type="string">
            <text:p text:style-name="P48"><text:span text:style-name="FarsiText1">زَ</text:span></text:p>
          </table:table-cell>
          <table:table-cell table:style-name="Table5.A1" office:value-type="string">
            <text:p text:style-name="P48"><text:span text:style-name="FarsiText1">رُ</text:span></text:p>
          </table:table-cell>
          <table:table-cell table:style-name="Table5.A1" office:value-type="string">
            <text:p text:style-name="P48"><text:span text:style-name="FarsiText1">رِ</text:span></text:p>
          </table:table-cell>
          <table:table-cell table:style-name="Table5.A1" office:value-type="string">
            <text:p text:style-name="P48"><text:span text:style-name="FarsiText1">رِ</text:span></text:p>
          </table:table-cell>
        </table:table-row>
        <table:table-row>
          <table:table-cell table:style-name="Table5.A1" office:value-type="string">
            <text:p text:style-name="P47"><text:span text:style-name="big2">до</text:span></text:p>
          </table:table-cell>
          <table:table-cell table:style-name="Table5.A1" office:value-type="string">
            <text:p text:style-name="P47"><text:span text:style-name="big2">дэ</text:span></text:p>
          </table:table-cell>
          <table:table-cell table:style-name="Table5.A1" office:value-type="string">
            <text:p text:style-name="P47"><text:span text:style-name="big2">за</text:span></text:p>
          </table:table-cell>
          <table:table-cell table:style-name="Table5.A1" office:value-type="string">
            <text:p text:style-name="P47"><text:span text:style-name="big2">ро</text:span></text:p>
          </table:table-cell>
          <table:table-cell table:style-name="Table5.A1" office:value-type="string">
            <text:p text:style-name="P47"><text:span text:style-name="big2">рэ</text:span></text:p>
          </table:table-cell>
          <table:table-cell table:style-name="Table5.A1" office:value-type="string">
            <text:p text:style-name="P47"><text:span text:style-name="big2">ра</text:span></text:p>
          </table:table-cell>
        </table:table-row>
        <table:table-row>
          <table:table-cell table:style-name="Table5.A1" office:value-type="string">
            <text:p text:style-name="P48"><text:span text:style-name="FarsiText1">اُ</text:span></text:p>
          </table:table-cell>
          <table:table-cell table:style-name="Table5.A1" office:value-type="string">
            <text:p text:style-name="P48"><text:span text:style-name="FarsiText1">اِ</text:span></text:p>
          </table:table-cell>
          <table:table-cell table:style-name="Table5.A1" office:value-type="string">
            <text:p text:style-name="P48"><text:span text:style-name="FarsiText1">اَ</text:span></text:p>
          </table:table-cell>
          <table:table-cell table:style-name="Table5.A1" office:value-type="string">
            <text:p text:style-name="P48"><text:span text:style-name="FarsiText1">ژُ</text:span></text:p>
          </table:table-cell>
          <table:table-cell table:style-name="Table5.A1" office:value-type="string">
            <text:p text:style-name="P48"><text:span text:style-name="FarsiText1">ذِ</text:span></text:p>
          </table:table-cell>
          <table:table-cell table:style-name="Table5.A1" office:value-type="string">
            <text:p text:style-name="P48"><text:span text:style-name="FarsiText1">ذِ</text:span></text:p>
          </table:table-cell>
        </table:table-row>
        <table:table-row>
          <table:table-cell table:style-name="Table5.A1" office:value-type="string">
            <text:p text:style-name="P47"><text:span text:style-name="big2">о</text:span></text:p>
          </table:table-cell>
          <table:table-cell table:style-name="Table5.A1" office:value-type="string">
            <text:p text:style-name="P47"><text:span text:style-name="big2">э</text:span></text:p>
          </table:table-cell>
          <table:table-cell table:style-name="Table5.A1" office:value-type="string">
            <text:p text:style-name="P47"><text:span text:style-name="big2">а</text:span></text:p>
          </table:table-cell>
          <table:table-cell table:style-name="Table5.A1" office:value-type="string">
            <text:p text:style-name="P47"><text:span text:style-name="big2">жо</text:span></text:p>
          </table:table-cell>
          <table:table-cell table:style-name="Table5.A1" office:value-type="string">
            <text:p text:style-name="P47"><text:span text:style-name="big2">зэ</text:span></text:p>
          </table:table-cell>
          <table:table-cell table:style-name="Table5.A1" office:value-type="string">
            <text:p text:style-name="P47"><text:span text:style-name="big2">за</text:span>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office:value-type="string">
            <text:p text:style-name="P50"><text:span text:style-name="FarsiText1"><text:span text:style-name="T21">زَ</text:span></text:span><text:span text:style-name="FarsiText1">د</text:span></text:p>
          </table:table-cell>
          <table:table-cell table:style-name="Table6.A1" office:value-type="string">
            <text:p text:style-name="P52"><text:span text:style-name="FarsiText1"/></text:p>
          </table:table-cell>
          <table:table-cell table:style-name="Table6.A1" office:value-type="string">
            <text:p text:style-name="P50"><text:span text:style-name="FarsiText1"><text:span text:style-name="T20">دَر</text:span></text:span></text:p>
          </table:table-cell>
          <table:table-cell table:style-name="Table6.A1" office:value-type="string">
            <text:p text:style-name="P52"><text:span text:style-name="FarsiText1"/></text:p>
          </table:table-cell>
          <table:table-cell table:style-name="Table6.A1" office:value-type="string">
            <text:p text:style-name="P50"><text:span text:style-name="FarsiText1">دارا</text:span></text:p>
          </table:table-cell>
        </table:table-row>
        <table:table-row>
          <table:table-cell table:style-name="Table6.A1" office:value-type="string">
            <text:p text:style-name="P42"><text:span text:style-name="big2"><text:span text:style-name="T22">з</text:span></text:span><text:span text:style-name="big2">ā</text:span><text:span text:style-name="big2"><text:span text:style-name="T12">д</text:span></text:span></text:p>
          </table:table-cell>
          <table:table-cell table:style-name="Table6.A1" office:value-type="string">
            <text:p text:style-name="P45"><text:span text:style-name="big2"/></text:p>
          </table:table-cell>
          <table:table-cell table:style-name="Table6.A1" office:value-type="string">
            <text:p text:style-name="P42"><text:span text:style-name="big2"><text:span text:style-name="T12">дар</text:span></text:span></text:p>
          </table:table-cell>
          <table:table-cell table:style-name="Table6.A1" office:value-type="string">
            <text:p text:style-name="P45"><text:span text:style-name="big2"/></text:p>
          </table:table-cell>
          <table:table-cell table:style-name="Table6.A1" office:value-type="string">
            <text:p text:style-name="P44"><text:span text:style-name="big2">д</text:span><text:span text:style-name="big2"><text:span text:style-name="T8">ā</text:span></text:span><text:span text:style-name="big2">р</text:span><text:span text:style-name="big2"><text:span text:style-name="T8">ā</text:span></text:span></text:p>
          </table:table-cell>
        </table:table-row>
        <table:table-row>
          <table:table-cell table:style-name="Table6.A1" office:value-type="string">
            <text:p text:style-name="P44">(ён) <text:span text:style-name="T23">стукнуў</text:span></text:p>
          </table:table-cell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44"><text:span text:style-name="T23">дзверы</text:span></text:p>
          </table:table-cell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44">Дарый</text:p>
          </table:table-cell>
        </table:table-row>
        <table:table-row>
          <table:table-cell table:style-name="Table6.A1" office:value-type="string">
            <text:p text:style-name="P44"><text:span text:style-name="Russian">(он) </text:span><text:span text:style-name="Russian"><text:span text:style-name="T23">стукнул</text:span></text:span></text:p>
          </table:table-cell>
          <table:table-cell table:style-name="Table6.A1" office:value-type="string">
            <text:p text:style-name="P53"><text:span text:style-name="Russian"><draw:line text:anchor-type="as-char" svg:y="0.0516in" draw:z-index="4" draw:name="Shape1" draw:style-name="gr1" draw:text-style-name="P54" svg:x2="-0.6862in" svg:y2="0in"><text:p/></draw:line></text:span></text:p>
          </table:table-cell>
          <table:table-cell table:style-name="Table6.A1" office:value-type="string">
            <text:p text:style-name="P44"><text:span text:style-name="Russian"><text:span text:style-name="T23">дверь</text:span></text:span></text:p>
          </table:table-cell>
          <table:table-cell table:style-name="Table6.A1" office:value-type="string">
            <text:p text:style-name="P53"><text:span text:style-name="Russian"><draw:line text:anchor-type="as-char" svg:y="0.0516in" draw:z-index="5" draw:name="Shape1" draw:style-name="gr1" draw:text-style-name="P54" svg:x2="-0.6862in" svg:y2="0in"><text:p/></draw:line></text:span></text:p>
          </table:table-cell>
          <table:table-cell table:style-name="Table6.A1" office:value-type="string">
            <text:p text:style-name="P44"><text:span text:style-name="Russian">Дарий</text:span></text:p>
          </table:table-cell>
        </table:table-row>
        <table:table-row>
          <table:table-cell table:style-name="Table6.A1" table:number-columns-spanned="5" office:value-type="string">
            <text:p text:style-name="P45"><draw:custom-shape text:anchor-type="as-char" draw:z-index="6" draw:name="Shape2" draw:style-name="gr2" draw:text-style-name="P55" svg:width="0.1197in" svg:height="3.5831in" draw:transform="rotate (-1.5707963267949) translate (3.58263888888889in -0.0597222222222222in)"><text:p/><draw:enhanced-geometry svg:viewBox="0 0 21600 21600" draw:mirror-vertical="true" draw:glue-points="21600 0 0 10800 21600 21600" draw:text-areas="13800 ?f9 21600 ?f10" draw:type="left-brace" draw:modifiers="963.799928031666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    </table:table-cell>
          <table:covered-table-cell/>
          <table:covered-table-cell/>
          <table:covered-table-cell/>
          <table:covered-table-cell/>
        </table:table-row>
      </table:table>
      <text:p text:style-name="P28">Д<text:span text:style-name="T24">арый пагрукаў у дзверы.</text:span></text:p>
      <text:p text:style-name="P38"><text:span text:style-name="Russian">Дарий постучал в двер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adornments="Bold" style:font-family-generic="modern" style:font-pitch="fixed"/>
    <style:font-face style:name="21 Cent Condensed" svg:font-family="'21 Cent Condensed'" style:font-adornments="Italic" style:font-pitch="variable"/>
    <style:font-face style:name="Far.AridiNaskh Black" svg:font-family="'Far.AridiNaskh Black'" style:font-adornments="Bold" style:font-pitch="variable"/>
    <style:font-face style:name="Far.Dastan" svg:font-family="Far.Dastan" style:font-pitch="variable"/>
    <style:font-face style:name="Koodak" svg:font-family="Koodak" style:font-pitch="variable"/>
    <style:font-face style:name="Terafik" svg:font-family="Terafik" style:font-pitch="variable"/>
    <style:font-face style:name="Titr" svg:font-family="Titr" style:font-adornments="Bold" style:font-pitch="variable"/>
    <style:font-face style:name="Vazir" svg:font-family="Vazir" style:font-pitch="variable"/>
    <style:font-face style:name="Vazir1" svg:font-family="Vazir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</office:font-face-decls>
  <office:styles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fo:text-align="justify" style:justify-single-word="false" style:page-number="auto" style:writing-mode="page">
        <style:tab-stops/>
      </style:paragraph-properties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Far.AridiNaskh Black" fo:font-family="'Far.AridiNaskh Black'" style:font-style-name="Bold" style:font-pitch="variable" fo:font-size="28pt" fo:font-weight="900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BodyDense" style:family="paragraph" style:parent-style-name="Text_20_body">
      <style:paragraph-properties fo:margin-top="0in" fo:margin-bottom="0in" loext:contextual-spacing="false" fo:line-height="100%" style:writing-mode="page"/>
      <style:text-properties style:font-size-asian="10.5pt"/>
    </style:style>
    <style:style style:name="Farsi" style:family="text">
      <style:text-properties style:font-size-asian="10.5pt" style:font-name-complex="Titr" style:font-family-complex="Titr" style:font-style-name-complex="Bold" style:font-pitch-complex="variable" style:font-weight-complex="bold"/>
    </style:style>
    <style:style style:name="Footnote_20_Symbol" style:display-name="Footnote Symbol" style:family="text"/>
    <style:style style:name="FarsiText" style:family="text" style:parent-style-name="Farsi">
      <style:text-properties fo:background-color="transparent" style:font-size-asian="10.5pt" style:font-name-complex="Vazir1" style:font-family-complex="Vazir" style:font-style-name-complex="Regular" style:font-pitch-complex="variable" style:font-size-complex="33pt" style:font-weight-complex="normal" loext:shadow="none"/>
    </style:style>
    <style:style style:name="big" style:family="text">
      <style:text-properties style:font-name="Liberation Mono" fo:font-family="'Liberation Mono'" style:font-style-name="Bold" style:font-family-generic="modern" style:font-pitch="fixed" fo:font-size="16pt" fo:font-weight="bold" style:font-size-asian="10.5pt" loext:shadow="none"/>
    </style:style>
    <style:style style:name="Russian" style:family="text">
      <style:text-properties style:font-name="21 Cent Condensed" fo:font-family="'21 Cent Condensed'" style:font-style-name="Italic" style:font-pitch="variable" fo:font-size="8pt" fo:font-style="italic" style:font-size-asian="10.5pt"/>
    </style:style>
    <style:style style:name="FarsiText1" style:family="text" style:parent-style-name="FarsiText">
      <style:text-properties fo:background-color="transparent" style:font-size-asian="10.5pt" style:font-size-complex="28pt"/>
    </style:style>
    <style:style style:name="big2" style:family="text" style:parent-style-name="big">
      <style:text-properties fo:font-size="12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Занятак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ar.Dastan" fo:font-weight="normal" officeooo:rsid="001cc2a2" officeooo:paragraph-rsid="001cc2a2" style:font-weight-asian="normal" style:language-complex="fa" style:country-complex="IR" style:font-weight-complex="normal"/>
    </style:style>
    <style:page-layout style:name="Mpm1">
      <style:page-layout-properties fo:page-width="5.8299in" fo:page-height="8.270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8:51:49.127837512</meta:creation-date>
    <dc:date>2018-05-15T17:10:04.681733055</dc:date>
    <meta:editing-duration>PT4H49M1S</meta:editing-duration>
    <meta:editing-cycles>67</meta:editing-cycles>
    <meta:generator>LibreOffice/5.1.6.2$Linux_X86_64 LibreOffice_project/10m0$Build-2</meta:generator>
    <meta:document-statistic meta:table-count="6" meta:image-count="0" meta:object-count="0" meta:page-count="4" meta:paragraph-count="113" meta:word-count="274" meta:character-count="1571" meta:non-whitespace-character-count="1401"/>
  </office:meta>
</office:document-meta>
</file>